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puter Modern" svg:font-family="'Computer Moder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644cm" fo:min-width="4.887cm" fo:padding-top="0cm" fo:padding-bottom="0cm" fo:padding-left="0cm" fo:padding-right="0cm"/>
    </style:style>
    <style:style style:name="gr2" style:family="graphic" style:parent-style-name="standard">
      <style:graphic-properties draw:stroke="solid" svg:stroke-width="0.033cm" svg:stroke-color="#000000" draw:stroke-linejoin="round" svg:stroke-linecap="butt" draw:fill="none" fo:padding-top="0.016cm" fo:padding-bottom="0.016cm" fo:padding-left="0.016cm" fo:padding-right="0.016cm"/>
    </style:style>
    <style:style style:name="gr3" style:family="graphic" style:parent-style-name="standard">
      <style:graphic-properties draw:stroke="solid" svg:stroke-width="0.033cm" svg:stroke-color="#000000" draw:stroke-linejoin="round" svg:stroke-linecap="butt" draw:fill="solid" draw:fill-color="#000000" fo:padding-top="0.016cm" fo:padding-bottom="0.016cm" fo:padding-left="0.016cm" fo:padding-right="0.016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14cm" fo:min-width="0.46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39cm" fo:min-width="0.46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44cm" fo:min-width="4.875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604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0.319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212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409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39cm" fo:min-width="2.872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39cm" fo:min-width="1.153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39cm" fo:min-width="1.339cm" fo:padding-top="0cm" fo:padding-bottom="0cm" fo:padding-left="0cm" fo:padding-right="0cm"/>
    </style:style>
    <style:style style:name="gr14" style:family="graphic" style:parent-style-name="standard">
      <style:graphic-properties draw:stroke="solid" svg:stroke-width="0.016cm" svg:stroke-color="#000000" draw:stroke-linejoin="round" svg:stroke-linecap="butt" draw:fill="none" fo:padding-top="0.008cm" fo:padding-bottom="0.008cm" fo:padding-left="0.008cm" fo:padding-right="0.008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0.378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0.497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0.252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0.252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0.505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39cm" fo:min-width="1.526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39cm" fo:min-width="2.284cm" fo:padding-top="0cm" fo:padding-bottom="0cm" fo:padding-left="0cm" fo:padding-right="0cm"/>
    </style:style>
    <style:style style:name="gr22" style:family="graphic" style:parent-style-name="standard">
      <style:graphic-properties draw:stroke="none" svg:stroke-width="0.044cm" draw:stroke-linejoin="miter" draw:fill="solid" draw:fill-color="#ffffff"/>
    </style:style>
    <style:style style:name="gr23" style:family="graphic" style:parent-style-name="standard">
      <style:graphic-properties draw:stroke="none" svg:stroke-width="0.044cm" draw:stroke-linejoin="miter" draw:fill="solid" draw:fill-color="#000000"/>
    </style:style>
    <style:style style:name="gr24" style:family="graphic" style:parent-style-name="objectwithoutfill">
      <style:graphic-properties svg:stroke-width="0.035cm" draw:marker-start-width="0.252cm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5.6999998092651pt" style:font-size-asian="15.6999998092651pt" style:font-size-complex="15.6999998092651pt"/>
    </style:style>
    <style:style style:name="P3" style:family="paragraph">
      <loext:graphic-properties draw:fill="none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  <style:text-properties fo:font-size="13.1000003814697pt" style:font-size-asian="13.1000003814697pt" style:font-size-complex="13.1000003814697pt"/>
    </style:style>
    <style:style style:name="P6" style:family="paragraph">
      <loext:graphic-properties draw:fill="none"/>
      <style:text-properties fo:font-size="9.10000038146973pt" style:font-size-asian="9.10000038146973pt" style:font-size-complex="9.10000038146973pt"/>
    </style:style>
    <style:style style:name="P7" style:family="paragraph">
      <loext:graphic-properties draw:fill="none"/>
      <style:text-properties fo:font-size="6.09999990463257pt" style:font-size-asian="6.09999990463257pt" style:font-size-complex="6.09999990463257pt"/>
    </style:style>
    <style:style style:name="P8" style:family="paragraph">
      <loext:graphic-properties draw:fill="none"/>
      <style:text-properties fo:font-size="10.8000001907349pt" style:font-size-asian="10.8000001907349pt" style:font-size-complex="10.8000001907349pt"/>
    </style:style>
    <style:style style:name="P9" style:family="paragraph">
      <loext:graphic-properties draw:fill="none"/>
      <style:text-properties fo:font-size="7.19999980926514pt" style:font-size-asian="7.19999980926514pt" style:font-size-complex="7.19999980926514pt"/>
    </style:style>
    <style:style style:name="P10" style:family="paragraph">
      <loext:graphic-properties draw:fill="none"/>
      <style:text-properties fo:font-size="14.3999996185303pt" style:font-size-asian="14.3999996185303pt" style:font-size-complex="14.3999996185303pt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color="#000000" style:font-name="Computer Modern" fo:font-size="15.6999998092651pt" style:font-size-asian="15.6999998092651pt" style:font-name-complex="Computer Modern" style:font-size-complex="15.6999998092651pt"/>
    </style:style>
    <style:style style:name="T2" style:family="text">
      <style:text-properties fo:color="#000000" style:font-name="Computer Modern" fo:font-size="13.1000003814697pt" fo:font-style="italic" style:font-size-asian="13.1000003814697pt" style:font-name-complex="Computer Modern" style:font-size-complex="13.1000003814697pt" style:font-style-complex="italic"/>
    </style:style>
    <style:style style:name="T3" style:family="text">
      <style:text-properties fo:color="#000000" style:font-name="Computer Modern" fo:font-size="13.1000003814697pt" style:font-size-asian="13.1000003814697pt" style:font-name-complex="Computer Modern" style:font-size-complex="13.1000003814697pt"/>
    </style:style>
    <style:style style:name="T4" style:family="text">
      <style:text-properties fo:color="#000000" style:font-name="Computer Modern" fo:font-size="9.10000038146973pt" fo:font-style="italic" style:font-size-asian="9.10000038146973pt" style:font-name-complex="Computer Modern" style:font-size-complex="9.10000038146973pt" style:font-style-complex="italic"/>
    </style:style>
    <style:style style:name="T5" style:family="text">
      <style:text-properties fo:color="#000000" style:font-name="Computer Modern" fo:font-size="9.10000038146973pt" style:font-size-asian="9.10000038146973pt" style:font-name-complex="Computer Modern" style:font-size-complex="9.10000038146973pt"/>
    </style:style>
    <style:style style:name="T6" style:family="text">
      <style:text-properties fo:color="#000000" style:font-name="Computer Modern" fo:font-size="6.09999990463257pt" fo:font-style="italic" style:font-size-asian="6.09999990463257pt" style:font-name-complex="Computer Modern" style:font-size-complex="6.09999990463257pt" style:font-style-complex="italic"/>
    </style:style>
    <style:style style:name="T7" style:family="text">
      <style:text-properties fo:color="#000000" style:font-name="Computer Modern" fo:font-size="10.8000001907349pt" fo:font-style="italic" style:font-size-asian="10.8000001907349pt" style:font-name-complex="Computer Modern" style:font-size-complex="10.8000001907349pt" style:font-style-complex="italic"/>
    </style:style>
    <style:style style:name="T8" style:family="text">
      <style:text-properties fo:color="#000000" style:font-name="Computer Modern" fo:font-size="7.19999980926514pt" style:font-size-asian="7.19999980926514pt" style:font-name-complex="Computer Modern" style:font-size-complex="7.19999980926514pt"/>
    </style:style>
    <style:style style:name="T9" style:family="text">
      <style:text-properties fo:color="#000000" style:font-name="Computer Modern" fo:font-size="7.19999980926514pt" fo:font-style="italic" style:font-size-asian="7.19999980926514pt" style:font-name-complex="Computer Modern" style:font-size-complex="7.19999980926514pt" style:font-style-complex="italic"/>
    </style:style>
    <style:style style:name="T10" style:family="text">
      <style:text-properties fo:color="#000000" style:font-name="Computer Modern" fo:font-size="14.3999996185303pt" fo:font-style="italic" style:font-size-asian="14.3999996185303pt" style:font-name-complex="Computer Modern" style:font-size-complex="14.3999996185303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4.921cm" svg:height="0.649cm" svg:x="2.514cm" svg:y="0.551cm">
          <draw:text-box>
            <text:p text:style-name="P1"><text:span text:style-name="T1">Upper Subsystem</text:span></text:p>
          </draw:text-box>
        </draw:frame>
        <draw:polygon draw:style-name="gr2" draw:text-style-name="P3" draw:layer="layout" svg:width="2.03cm" svg:height="1.692cm" svg:x="1.536cm" svg:y="2.638cm" svg:viewBox="0 0 2031 1693" draw:points="0,0 0,1693 2031,1693 2031,0">
          <text:p/>
        </draw:polygon>
        <draw:polyline draw:style-name="gr2" draw:text-style-name="P3" draw:layer="layout" svg:width="0.507cm" svg:height="1.015cm" svg:x="2.044cm" svg:y="1.623cm" svg:viewBox="0 0 508 1016" draw:points="0,0 508,0 508,1016">
          <text:p/>
        </draw:polyline>
        <draw:polygon draw:style-name="gr3" draw:text-style-name="P4" draw:layer="layout" svg:width="0.198cm" svg:height="0.296cm" svg:x="2.452cm" svg:y="2.342cm" svg:viewBox="0 0 199 297" draw:points="100,297 199,0 0,0">
          <text:p/>
        </draw:polygon>
        <draw:polyline draw:style-name="gr2" draw:text-style-name="P3" draw:layer="layout" svg:width="3.384cm" svg:height="1.015cm" svg:x="2.551cm" svg:y="1.623cm" svg:viewBox="0 0 3385 1016" draw:points="0,0 3385,0 3385,1016">
          <text:p/>
        </draw:polyline>
        <draw:polygon draw:style-name="gr3" draw:text-style-name="P4" draw:layer="layout" svg:width="0.197cm" svg:height="0.296cm" svg:x="5.836cm" svg:y="2.342cm" svg:viewBox="0 0 198 297" draw:points="99,297 198,0 0,0">
          <text:p/>
        </draw:polygon>
        <draw:line draw:style-name="gr2" draw:text-style-name="P3" draw:layer="layout" svg:x1="7.472cm" svg:y1="5.345cm" svg:x2="2.72cm" svg:y2="5.345cm">
          <text:p/>
        </draw:line>
        <draw:polygon draw:style-name="gr3" draw:text-style-name="P4" draw:layer="layout" svg:width="0.296cm" svg:height="0.198cm" svg:x="2.72cm" svg:y="5.246cm" svg:viewBox="0 0 297 199" draw:points="0,99 297,199 297,0">
          <text:p/>
        </draw:polygon>
        <draw:line draw:style-name="gr2" draw:text-style-name="P3" draw:layer="layout" svg:x1="2.551cm" svg:y1="5.176cm" svg:x2="2.551cm" svg:y2="4.33cm">
          <text:p/>
        </draw:line>
        <draw:polygon draw:style-name="gr3" draw:text-style-name="P4" draw:layer="layout" svg:width="0.198cm" svg:height="0.296cm" svg:x="2.452cm" svg:y="4.33cm" svg:viewBox="0 0 199 297" draw:points="100,0 0,297 199,297">
          <text:p/>
        </draw:polygon>
        <draw:line draw:style-name="gr2" draw:text-style-name="P3" draw:layer="layout" svg:x1="3.566cm" svg:y1="3.484cm" svg:x2="4.92cm" svg:y2="3.484cm">
          <text:p/>
        </draw:line>
        <draw:polygon draw:style-name="gr3" draw:text-style-name="P4" draw:layer="layout" svg:width="0.296cm" svg:height="0.197cm" svg:x="4.624cm" svg:y="3.385cm" svg:viewBox="0 0 297 198" draw:points="297,100 0,0 0,198">
          <text:p/>
        </draw:polygon>
        <draw:path draw:style-name="gr2" draw:text-style-name="P3" draw:layer="layout" svg:width="0.338cm" svg:height="0.338cm" svg:x="2.382cm" svg:y="5.176cm" svg:viewBox="0 0 339 339" svg:d="M339 170c0-94-76-170-169-170-94 0-170 76-170 170 0 93 76 169 170 169 93 0 169-76 169-169z">
          <text:p/>
        </draw:path>
        <draw:path draw:style-name="gr2" draw:text-style-name="P3" draw:layer="layout" svg:width="0.338cm" svg:height="0.338cm" svg:x="7.468cm" svg:y="5.176cm" svg:viewBox="0 0 339 339" svg:d="M339 170c0-94-76-170-169-170-95 0-170 76-170 170 0 93 75 169 170 169 93 0 169-76 169-169z">
          <text:p/>
        </draw:path>
        <draw:line draw:style-name="gr2" draw:text-style-name="P3" draw:layer="layout" svg:x1="1.536cm" svg:y1="5.345cm" svg:x2="2.382cm" svg:y2="5.345cm">
          <text:p/>
        </draw:line>
        <draw:polygon draw:style-name="gr3" draw:text-style-name="P4" draw:layer="layout" svg:width="0.296cm" svg:height="0.197cm" svg:x="2.086cm" svg:y="5.246cm" svg:viewBox="0 0 297 198" draw:points="297,99 0,0 0,198">
          <text:p/>
        </draw:polygon>
        <draw:frame draw:style-name="gr4" draw:text-style-name="P5" draw:layer="layout" svg:width="0.46cm" svg:height="0.514cm" svg:x="3.13cm" svg:y="4.776cm">
          <draw:text-box>
            <text:p text:style-name="P1"><text:span text:style-name="T2">−</text:span></text:p>
          </draw:text-box>
        </draw:frame>
        <draw:frame draw:style-name="gr5" draw:text-style-name="P5" draw:layer="layout" svg:width="0.46cm" svg:height="0.539cm" svg:x="1.777cm" svg:y="4.785cm">
          <draw:text-box>
            <text:p text:style-name="P1"><text:span text:style-name="T3">+</text:span></text:p>
          </draw:text-box>
        </draw:frame>
        <draw:frame draw:style-name="gr6" draw:text-style-name="P2" draw:layer="layout" svg:width="4.913cm" svg:height="0.649cm" svg:x="13.285cm" svg:y="0.551cm">
          <draw:text-box>
            <text:p text:style-name="P1"><text:span text:style-name="T1">Lower Subsystem</text:span></text:p>
          </draw:text-box>
        </draw:frame>
        <draw:polygon draw:style-name="gr2" draw:text-style-name="P3" draw:layer="layout" svg:width="1.185cm" svg:height="1.015cm" svg:x="11.01cm" svg:y="1.961cm" svg:viewBox="0 0 1186 1016" draw:points="0,0 0,1016 1186,508">
          <text:p/>
        </draw:polygon>
        <draw:polygon draw:style-name="gr2" draw:text-style-name="P3" draw:layer="layout" svg:width="1.184cm" svg:height="1.015cm" svg:x="9.488cm" svg:y="4.837cm" svg:viewBox="0 0 1185 1016" draw:points="1185,0 1185,1016 0,508">
          <text:p/>
        </draw:polygon>
        <draw:frame draw:style-name="gr7" draw:text-style-name="P6" draw:layer="layout" svg:width="0.612cm" svg:height="0.378cm" svg:x="11.087cm" svg:y="2.259cm">
          <draw:text-box>
            <text:p text:style-name="P1"><text:span text:style-name="T4">R</text:span><text:span text:style-name="T5">(</text:span><text:span text:style-name="T4">q</text:span><text:span text:style-name="T5">)</text:span></text:p>
          </draw:text-box>
        </draw:frame>
        <draw:frame draw:style-name="gr8" draw:text-style-name="P6" draw:layer="layout" svg:width="0.319cm" svg:height="0.357cm" svg:x="9.902cm" svg:y="5.135cm">
          <draw:text-box>
            <text:p text:style-name="P1"><text:span text:style-name="T4">R</text:span></text:p>
          </draw:text-box>
        </draw:frame>
        <draw:frame draw:style-name="gr9" draw:text-style-name="P7" draw:layer="layout" svg:width="0.212cm" svg:height="0.239cm" svg:x="10.144cm" svg:y="5.118cm">
          <draw:text-box>
            <text:p text:style-name="P1"><text:span text:style-name="T6">T</text:span></text:p>
          </draw:text-box>
        </draw:frame>
        <draw:line draw:style-name="gr2" draw:text-style-name="P3" draw:layer="layout" svg:x1="9.488cm" svg:y1="5.345cm" svg:x2="7.796cm" svg:y2="5.345cm">
          <text:p/>
        </draw:line>
        <draw:polygon draw:style-name="gr3" draw:text-style-name="P4" draw:layer="layout" svg:width="0.296cm" svg:height="0.197cm" svg:x="7.796cm" svg:y="5.246cm" svg:viewBox="0 0 297 198" draw:points="0,99 297,198 297,0">
          <text:p/>
        </draw:polygon>
        <draw:frame draw:style-name="gr10" draw:text-style-name="P6" draw:layer="layout" svg:width="0.417cm" svg:height="0.378cm" svg:x="10.267cm" svg:y="5.135cm">
          <draw:text-box>
            <text:p text:style-name="P1"><text:span text:style-name="T5">(</text:span><text:span text:style-name="T4">q</text:span><text:span text:style-name="T5">)</text:span></text:p>
          </draw:text-box>
        </draw:frame>
        <draw:frame draw:style-name="gr11" draw:text-style-name="P5" draw:layer="layout" svg:width="2.872cm" svg:height="0.539cm" svg:x="14.292cm" svg:y="1.778cm">
          <draw:text-box>
            <text:p text:style-name="P1"><text:span text:style-name="T3">Dynamics of</text:span></text:p>
          </draw:text-box>
        </draw:frame>
        <draw:path draw:style-name="gr2" draw:text-style-name="P3" draw:layer="layout" svg:width="0.338cm" svg:height="0.339cm" svg:x="13.21cm" svg:y="2.299cm" svg:viewBox="0 0 339 340" svg:d="M339 170c0-94-76-170-169-170-95 0-170 76-170 170s75 170 170 170c93 0 169-76 169-170z">
          <text:p/>
        </draw:path>
        <draw:line draw:style-name="gr2" draw:text-style-name="P3" draw:layer="layout" svg:x1="12.195cm" svg:y1="2.469cm" svg:x2="13.21cm" svg:y2="2.469cm">
          <text:p/>
        </draw:line>
        <draw:polygon draw:style-name="gr3" draw:text-style-name="P4" draw:layer="layout" svg:width="0.296cm" svg:height="0.197cm" svg:x="12.914cm" svg:y="2.37cm" svg:viewBox="0 0 297 198" draw:points="297,100 0,0 0,198">
          <text:p/>
        </draw:polygon>
        <draw:line draw:style-name="gr2" draw:text-style-name="P3" draw:layer="layout" svg:x1="13.548cm" svg:y1="2.469cm" svg:x2="14.225cm" svg:y2="2.469cm">
          <text:p/>
        </draw:line>
        <draw:polygon draw:style-name="gr3" draw:text-style-name="P4" draw:layer="layout" svg:width="0.296cm" svg:height="0.197cm" svg:x="13.929cm" svg:y="2.37cm" svg:viewBox="0 0 297 198" draw:points="297,100 0,0 0,198">
          <text:p/>
        </draw:polygon>
        <draw:frame draw:style-name="gr12" draw:text-style-name="P5" draw:layer="layout" svg:width="1.153cm" svg:height="0.539cm" svg:x="15.226cm" svg:y="2.47cm">
          <draw:text-box>
            <text:p text:style-name="P1"><text:span text:style-name="T3">(</text:span><text:span text:style-name="T2">q, ω</text:span><text:span text:style-name="T3">)</text:span></text:p>
          </draw:text-box>
        </draw:frame>
        <draw:frame draw:style-name="gr13" draw:text-style-name="P5" draw:layer="layout" svg:width="1.339cm" svg:height="0.539cm" svg:x="11.157cm" svg:y="4.714cm">
          <draw:text-box>
            <text:p text:style-name="P1"><text:span text:style-name="T2">ζ</text:span><text:span text:style-name="T3">(</text:span><text:span text:style-name="T2">q, ω</text:span><text:span text:style-name="T3">)</text:span></text:p>
          </draw:text-box>
        </draw:frame>
        <draw:frame draw:style-name="gr12" draw:text-style-name="P5" draw:layer="layout" svg:width="1.153cm" svg:height="0.539cm" svg:x="17.357cm" svg:y="1.863cm">
          <draw:text-box>
            <text:p text:style-name="P1"><text:span text:style-name="T3">(</text:span><text:span text:style-name="T2">q, ω</text:span><text:span text:style-name="T3">)</text:span></text:p>
          </draw:text-box>
        </draw:frame>
        <draw:frame draw:style-name="gr5" draw:text-style-name="P5" draw:layer="layout" svg:width="0.46cm" svg:height="0.539cm" svg:x="12.973cm" svg:y="1.843cm">
          <draw:text-box>
            <text:p text:style-name="P1"><text:span text:style-name="T3">+</text:span></text:p>
          </draw:text-box>
        </draw:frame>
        <draw:frame draw:style-name="gr5" draw:text-style-name="P5" draw:layer="layout" svg:width="0.46cm" svg:height="0.539cm" svg:x="13.557cm" svg:y="2.738cm">
          <draw:text-box>
            <text:p text:style-name="P1"><text:span text:style-name="T3">+</text:span></text:p>
          </draw:text-box>
        </draw:frame>
        <draw:frame draw:style-name="gr5" draw:text-style-name="P5" draw:layer="layout" svg:width="0.46cm" svg:height="0.539cm" svg:x="7.766cm" svg:y="4.721cm">
          <draw:text-box>
            <text:p text:style-name="P1"><text:span text:style-name="T3">+</text:span></text:p>
          </draw:text-box>
        </draw:frame>
        <draw:frame draw:style-name="gr5" draw:text-style-name="P5" draw:layer="layout" svg:width="0.46cm" svg:height="0.539cm" svg:x="7.752cm" svg:y="5.293cm">
          <draw:text-box>
            <text:p text:style-name="P1"><text:span text:style-name="T3">+</text:span></text:p>
          </draw:text-box>
        </draw:frame>
        <draw:line draw:style-name="gr14" draw:text-style-name="P3" draw:layer="layout" svg:x1="1.765cm" svg:y1="3.484cm" svg:x2="2.951cm" svg:y2="3.484cm">
          <text:p/>
        </draw:line>
        <draw:frame draw:style-name="gr15" draw:text-style-name="P8" draw:layer="layout" svg:width="0.378cm" svg:height="0.42cm" svg:x="1.673cm" svg:y="3.556cm">
          <draw:text-box>
            <text:p text:style-name="P1"><text:span text:style-name="T7">|</text:span></text:p>
          </draw:text-box>
        </draw:frame>
        <draw:frame draw:style-name="gr16" draw:text-style-name="P8" draw:layer="layout" svg:width="0.497cm" svg:height="0.42cm" svg:x="2.323cm" svg:y="3.545cm">
          <draw:text-box>
            <text:p text:style-name="P1"><text:span text:style-name="T7"><text:s text:c="4"/></text:span><text:span text:style-name="T7">|</text:span></text:p>
          </draw:text-box>
        </draw:frame>
        <draw:frame draw:style-name="gr17" draw:text-style-name="P9" draw:layer="layout" svg:width="0.252cm" svg:height="0.297cm" svg:x="2.776cm" svg:y="3.554cm">
          <draw:text-box>
            <text:p text:style-name="P1"><text:span text:style-name="T8">2</text:span></text:p>
          </draw:text-box>
        </draw:frame>
        <draw:frame draw:style-name="gr15" draw:text-style-name="P8" draw:layer="layout" svg:width="0.378cm" svg:height="0.42cm" svg:x="3.002cm" svg:y="3.227cm">
          <draw:text-box>
            <text:p text:style-name="P1"><text:span text:style-name="T7">k</text:span></text:p>
          </draw:text-box>
        </draw:frame>
        <draw:polygon draw:style-name="gr2" draw:text-style-name="P3" draw:layer="layout" svg:width="2.058cm" svg:height="1.703cm" svg:x="4.918cm" svg:y="2.627cm" svg:viewBox="0 0 2059 1704" draw:points="0,0 0,1704 2059,1704 2059,0">
          <text:p/>
        </draw:polygon>
        <draw:frame draw:style-name="gr18" draw:text-style-name="P9" draw:layer="layout" svg:width="0.252cm" svg:height="0.28cm" svg:x="3.205cm" svg:y="3.387cm">
          <draw:text-box>
            <text:p text:style-name="P1"><text:span text:style-name="T9">p</text:span></text:p>
          </draw:text-box>
        </draw:frame>
        <draw:polygon draw:style-name="gr2" draw:text-style-name="P3" draw:layer="layout" svg:width="0.677cm" svg:height="0.677cm" svg:x="7.288cm" svg:y="3.653cm" svg:viewBox="0 0 678 678" draw:points="0,0 0,678 678,678 678,0">
          <text:p/>
        </draw:polygon>
        <draw:frame draw:style-name="gr19" draw:text-style-name="P10" draw:layer="layout" svg:width="0.505cm" svg:height="0.564cm" svg:x="5.214cm" svg:y="3.181cm">
          <draw:text-box>
            <text:p text:style-name="P1"><text:span text:style-name="T10">−</text:span></text:p>
          </draw:text-box>
        </draw:frame>
        <draw:line draw:style-name="gr2" draw:text-style-name="P3" draw:layer="layout" svg:x1="7.627cm" svg:y1="2.976cm" svg:x2="7.627cm" svg:y2="3.653cm">
          <text:p/>
        </draw:line>
        <draw:polygon draw:style-name="gr3" draw:text-style-name="P4" draw:layer="layout" svg:width="0.197cm" svg:height="0.296cm" svg:x="7.528cm" svg:y="3.357cm" svg:viewBox="0 0 198 297" draw:points="100,297 198,0 0,0">
          <text:p/>
        </draw:polygon>
        <draw:line draw:style-name="gr2" draw:text-style-name="P3" draw:layer="layout" svg:x1="7.627cm" svg:y1="4.33cm" svg:x2="7.627cm" svg:y2="5.176cm">
          <text:p/>
        </draw:line>
        <draw:polygon draw:style-name="gr3" draw:text-style-name="P4" draw:layer="layout" svg:width="0.197cm" svg:height="0.296cm" svg:x="7.528cm" svg:y="4.88cm" svg:viewBox="0 0 198 297" draw:points="100,297 198,0 0,0">
          <text:p/>
        </draw:polygon>
        <draw:polyline draw:style-name="gr2" draw:text-style-name="P3" draw:layer="layout" svg:width="4.06cm" svg:height="0.507cm" svg:x="6.95cm" svg:y="2.469cm" svg:viewBox="0 0 4061 508" draw:points="0,508 677,508 677,0 4061,0">
          <text:p/>
        </draw:polyline>
        <draw:polygon draw:style-name="gr3" draw:text-style-name="P4" draw:layer="layout" svg:width="0.296cm" svg:height="0.197cm" svg:x="10.714cm" svg:y="2.37cm" svg:viewBox="0 0 297 198" draw:points="297,100 0,0 0,198">
          <text:p/>
        </draw:polygon>
        <draw:polygon draw:style-name="gr2" draw:text-style-name="P3" draw:layer="layout" svg:width="3.045cm" svg:height="1.692cm" svg:x="14.225cm" svg:y="1.623cm" svg:viewBox="0 0 3046 1693" draw:points="0,0 0,1693 3046,1693 3046,0">
          <text:p/>
        </draw:polygon>
        <draw:frame draw:style-name="gr4" draw:text-style-name="P5" draw:layer="layout" svg:width="0.46cm" svg:height="0.514cm" svg:x="14.136cm" svg:y="3.615cm">
          <draw:text-box>
            <text:p text:style-name="P1"><text:span text:style-name="T2">u</text:span></text:p>
          </draw:text-box>
        </draw:frame>
        <draw:frame draw:style-name="gr20" draw:text-style-name="P5" draw:layer="layout" svg:width="1.526cm" svg:height="0.539cm" svg:x="15.101cm" svg:y="3.658cm">
          <draw:text-box>
            <text:p text:style-name="P1"><text:span text:style-name="T3">Hybrid</text:span></text:p>
          </draw:text-box>
        </draw:frame>
        <draw:polygon draw:style-name="gr2" draw:text-style-name="P3" draw:layer="layout" svg:width="2.431cm" svg:height="1.015cm" svg:x="14.732cm" svg:y="3.653cm" svg:viewBox="0 0 2432 1016" draw:points="0,0 0,1016 2432,1016 2432,0">
          <text:p/>
        </draw:polygon>
        <draw:polyline draw:style-name="gr2" draw:text-style-name="P3" draw:layer="layout" svg:width="1.353cm" svg:height="1.522cm" svg:x="13.379cm" svg:y="2.638cm" svg:viewBox="0 0 1354 1523" draw:points="1354,1523 0,1523 0,0">
          <text:p/>
        </draw:polyline>
        <draw:polygon draw:style-name="gr3" draw:text-style-name="P4" draw:layer="layout" svg:width="0.197cm" svg:height="0.296cm" svg:x="13.28cm" svg:y="2.638cm" svg:viewBox="0 0 198 297" draw:points="100,0 0,297 198,297">
          <text:p/>
        </draw:polygon>
        <draw:polyline draw:style-name="gr2" draw:text-style-name="P3" draw:layer="layout" svg:width="0.783cm" svg:height="1.691cm" svg:x="17.164cm" svg:y="2.469cm" svg:viewBox="0 0 784 1692" draw:points="336,0 784,0 784,1692 0,1692">
          <text:p/>
        </draw:polyline>
        <draw:polygon draw:style-name="gr3" draw:text-style-name="P4" draw:layer="layout" svg:width="0.297cm" svg:height="0.197cm" svg:x="17.164cm" svg:y="4.064cm" svg:viewBox="0 0 298 198" draw:points="0,98 298,198 298,0">
          <text:p/>
        </draw:polygon>
        <draw:polyline draw:style-name="gr2" draw:text-style-name="P3" draw:layer="layout" svg:width="1.354cm" svg:height="1.185cm" svg:x="16.593cm" svg:y="4.16cm" svg:viewBox="0 0 1355 1186" draw:points="1355,0 1355,1186 0,1186">
          <text:p/>
        </draw:polyline>
        <draw:polygon draw:style-name="gr3" draw:text-style-name="P4" draw:layer="layout" svg:width="0.296cm" svg:height="0.197cm" svg:x="16.593cm" svg:y="5.246cm" svg:viewBox="0 0 297 198" draw:points="0,99 297,198 297,0">
          <text:p/>
        </draw:polygon>
        <draw:line draw:style-name="gr2" draw:text-style-name="P3" draw:layer="layout" svg:x1="14.901cm" svg:y1="5.345cm" svg:x2="10.672cm" svg:y2="5.345cm">
          <text:p/>
        </draw:line>
        <draw:polygon draw:style-name="gr3" draw:text-style-name="P4" draw:layer="layout" svg:width="0.296cm" svg:height="0.197cm" svg:x="10.672cm" svg:y="5.246cm" svg:viewBox="0 0 297 198" draw:points="0,99 297,198 297,0">
          <text:p/>
        </draw:polygon>
        <draw:polygon draw:style-name="gr2" draw:text-style-name="P3" draw:layer="layout" svg:width="8.797cm" svg:height="5.753cm" svg:x="0.521cm" svg:y="0.438cm" svg:viewBox="0 0 8798 5754" draw:points="0,0 0,5754 8798,5754 8798,0">
          <text:p/>
        </draw:polygon>
        <draw:polygon draw:style-name="gr2" draw:text-style-name="P3" draw:layer="layout" svg:width="5.922cm" svg:height="5.753cm" svg:x="12.702cm" svg:y="0.438cm" svg:viewBox="0 0 5923 5754" draw:points="0,0 0,5754 5923,5754 5923,0">
          <text:p/>
        </draw:polygon>
        <draw:polygon draw:style-name="gr2" draw:text-style-name="P3" draw:layer="layout" svg:width="1.692cm" svg:height="0.677cm" svg:x="14.901cm" svg:y="5.006cm" svg:viewBox="0 0 1693 678" draw:points="0,678 0,0 1693,0 1693,678">
          <text:p/>
        </draw:polygon>
        <draw:line draw:style-name="gr2" draw:text-style-name="P3" draw:layer="layout" svg:x1="15.747cm" svg:y1="6.698cm" svg:x2="15.747cm" svg:y2="5.683cm">
          <text:p/>
        </draw:line>
        <draw:polygon draw:style-name="gr3" draw:text-style-name="P4" draw:layer="layout" svg:width="0.197cm" svg:height="0.296cm" svg:x="15.649cm" svg:y="5.683cm" svg:viewBox="0 0 198 297" draw:points="99,0 0,297 198,297">
          <text:p/>
        </draw:polygon>
        <draw:frame draw:style-name="gr21" draw:text-style-name="P5" draw:layer="layout" svg:width="2.284cm" svg:height="0.539cm" svg:x="14.817cm" svg:y="4.129cm">
          <draw:text-box>
            <text:p text:style-name="P1"><text:span text:style-name="T3">Controller</text:span></text:p>
          </draw:text-box>
        </draw:frame>
        <draw:frame draw:style-name="gr13" draw:text-style-name="P5" draw:layer="layout" svg:width="1.339cm" svg:height="0.539cm" svg:x="15.11cm" svg:y="5.034cm">
          <draw:text-box>
            <text:p text:style-name="P1"><text:span text:style-name="T2">ζ</text:span><text:span text:style-name="T3">(</text:span><text:span text:style-name="T2">q, ω</text:span><text:span text:style-name="T3">)</text:span></text:p>
          </draw:text-box>
        </draw:frame>
        <draw:g>
          <svg:title>TexMaths</svg:title>
          <svg:desc>9§display§\bf{B}^{[I]}(t)§svg§600§FALSE§</svg:desc>
          <draw:polygon draw:style-name="gr22" draw:text-style-name="P11" draw:layer="layout" svg:width="0.912cm" svg:height="0.375cm" svg:x="1.046cm" svg:y="1.432cm" svg:viewBox="0 0 913 376" draw:points="456,376 0,376 0,0 913,0 913,376">
            <text:p/>
          </draw:polygon>
          <draw:path draw:style-name="gr23" draw:text-style-name="P4" draw:layer="layout" svg:width="0.226cm" svg:height="0.216cm" svg:x="1.058cm" svg:y="1.512cm" svg:viewBox="0 0 227 217" svg:d="M76 98v-83h58c32 0 38 25 38 40 0 24-16 43-47 43zM161 104c35-6 56-25 56-49 0-30-28-55-79-55h-138v15h35v188h-35v14h147c53 0 80-27 80-59 0-30-27-51-66-54zM134 203h-58v-93h62c6 0 21 0 31 14 11 13 11 31 11 34 0 4 0 45-46 45z">
            <text:p/>
          </draw:path>
          <draw:polygon draw:style-name="gr23" draw:text-style-name="P4" draw:layer="layout" svg:width="0.034cm" svg:height="0.221cm" svg:x="1.335cm" svg:y="1.432cm" svg:viewBox="0 0 35 222" draw:points="35,222 35,211 11,211 11,11 35,11 35,0 0,0 0,222">
            <text:p/>
          </draw:polygon>
          <draw:path draw:style-name="gr23" draw:text-style-name="P4" draw:layer="layout" svg:width="0.083cm" svg:height="0.151cm" svg:x="1.388cm" svg:y="1.446cm" svg:viewBox="0 0 84 152" svg:d="M59 12h25v-12c-11 1-30 1-41 1-13 0-31 0-43-1v12h25v128h-25v12c12 0 30 0 42 0s31 0 42 0v-12h-25z">
            <text:p/>
          </draw:path>
          <draw:polygon draw:style-name="gr23" draw:text-style-name="P4" draw:layer="layout" svg:width="0.034cm" svg:height="0.221cm" svg:x="1.49cm" svg:y="1.432cm" svg:viewBox="0 0 35 222" draw:points="35,0 0,0 0,11 24,11 24,211 0,211 0,222 35,222">
            <text:p/>
          </draw:polygon>
          <draw:path draw:style-name="gr23" draw:text-style-name="P4" draw:layer="layout" svg:width="0.073cm" svg:height="0.315cm" svg:x="1.602cm" svg:y="1.492cm" svg:viewBox="0 0 74 316" svg:d="M74 313c0 0 0-1-6-7-39-39-49-99-49-148 0-54 12-110 51-149 4-4 4-5 4-6 0-2-1-3-3-3-3 0-32 22-51 62-16 34-20 70-20 96 0 25 4 63 21 99 19 39 47 59 50 59 2 0 3 0 3-3z">
            <text:p/>
          </draw:path>
          <draw:path draw:style-name="gr23" draw:text-style-name="P4" draw:layer="layout" svg:width="0.114cm" svg:height="0.202cm" svg:x="1.7cm" svg:y="1.528cm" svg:viewBox="0 0 115 203" svg:d="M26 75v87c0 34 28 41 50 41 25 0 39-18 39-41v-17h-15v16c0 22-10 30-19 30-18 0-18-21-18-28v-88h46v-15h-46v-60h-15c-1 32-16 63-48 64v11z">
            <text:p/>
          </draw:path>
          <draw:path draw:style-name="gr23" draw:text-style-name="P4" draw:layer="layout" svg:width="0.073cm" svg:height="0.315cm" svg:x="1.853cm" svg:y="1.492cm" svg:viewBox="0 0 74 316" svg:d="M74 158c0-24-3-62-21-98-19-39-47-60-50-60-2 0-3 1-3 3 0 1 0 2 6 8 31 31 49 81 49 147 0 54-11 110-51 150-4 4-4 5-4 5 0 3 1 3 3 3 3 0 32-21 51-61 17-35 20-70 20-97z">
            <text:p/>
          </draw:path>
        </draw:g>
        <draw:g>
          <svg:title>TexMaths</svg:title>
          <svg:desc>9§display§\underline{B}^{[I] \times}(t)§svg§600§FALSE§</svg:desc>
          <draw:polygon draw:style-name="gr22" draw:text-style-name="P11" draw:layer="layout" svg:width="1.102cm" svg:height="0.382cm" svg:x="1.797cm" svg:y="3.046cm" svg:viewBox="0 0 1103 383" draw:points="552,383 0,383 0,0 1103,0 1103,383">
            <text:p/>
          </draw:polygon>
          <draw:path draw:style-name="gr23" draw:text-style-name="P4" draw:layer="layout" svg:width="0.226cm" svg:height="0.215cm" svg:x="1.81cm" svg:y="3.134cm" svg:viewBox="0 0 227 216" svg:d="M37 192c-2 12-3 14-28 14-6 0-9 0-9 7 0 3 3 3 9 3h113c50 0 88-37 88-68 0-23-19-41-49-45 32-6 66-29 66-59 0-24-21-44-59-44h-107c-6 0-9 0-9 6 0 4 3 4 8 4 1 0 7 0 13 1 5 0 8 0 8 5 0 1 0 2-1 6zM86 101l19-79c3-11 4-12 17-12h41c28 0 35 19 35 32 0 28-27 59-66 59zM71 206c-4 0-5 0-7 0-3 0-4 0-4-3 0-1 0-2 2-8l22-88h59c31 0 37 24 37 37 0 32-28 62-66 62z">
            <text:p/>
          </draw:path>
          <draw:polygon draw:style-name="gr23" draw:text-style-name="P4" draw:layer="layout" svg:width="0.255cm" svg:height="0.013cm" svg:x="1.797cm" svg:y="3.387cm" svg:viewBox="0 0 256 14" draw:points="128,14 0,14 0,0 256,0 256,14">
            <text:p/>
          </draw:polygon>
          <draw:polygon draw:style-name="gr23" draw:text-style-name="P4" draw:layer="layout" svg:width="0.034cm" svg:height="0.221cm" svg:x="2.083cm" svg:y="3.046cm" svg:viewBox="0 0 35 222" draw:points="35,222 35,211 11,211 11,11 35,11 35,0 0,0 0,222">
            <text:p/>
          </draw:polygon>
          <draw:path draw:style-name="gr23" draw:text-style-name="P4" draw:layer="layout" svg:width="0.104cm" svg:height="0.151cm" svg:x="2.138cm" svg:y="3.061cm" svg:viewBox="0 0 105 152" svg:d="M78 17c2-7 2-9 19-9 5 0 8 0 8-4 0-3-1-4-3-4-5 0-11 1-16 1-4 0-10 0-15 0h-15c-5 0-11-1-15-1-1 0-5 0-5 5 0 3 3 3 7 3 1 0 5 0 9 1 4 0 6 0 6 2s0 3-1 6l-30 117c-1 8-2 10-19 10-6 0-8 0-8 5 0 0 0 3 4 3 6 0 23-1 30-1h15c5 0 11 1 15 1 2 0 5 0 5-5 0-3-3-3-7-3-1 0-5 0-9-1-5 0-5-1-5-3 0-1 0-1 0-5z">
            <text:p/>
          </draw:path>
          <draw:polygon draw:style-name="gr23" draw:text-style-name="P4" draw:layer="layout" svg:width="0.034cm" svg:height="0.221cm" svg:x="2.261cm" svg:y="3.046cm" svg:viewBox="0 0 35 222" draw:points="35,0 0,0 0,11 24,11 24,211 0,211 0,222 35,222">
            <text:p/>
          </draw:polygon>
          <draw:path draw:style-name="gr23" draw:text-style-name="P4" draw:layer="layout" svg:width="0.119cm" svg:height="0.118cm" svg:x="2.365cm" svg:y="3.097cm" svg:viewBox="0 0 120 119" svg:d="M117 11c2-2 3-4 3-5 0-4-3-6-6-6-2 0-3 1-5 4l-49 48-49-49c-2-2-3-3-5-3-4 0-6 2-6 6 0 2 1 2 4 5l48 49-48 48c-4 3-4 4-4 6s2 5 6 5c2 0 2 0 5-3l49-49 50 51c2 1 3 1 4 1 3 0 6-2 6-5s-1-3-2-3c0-1-43-44-50-51z">
            <text:p/>
          </draw:path>
          <draw:path draw:style-name="gr23" draw:text-style-name="P4" draw:layer="layout" svg:width="0.073cm" svg:height="0.315cm" svg:x="2.57cm" svg:y="3.113cm" svg:viewBox="0 0 74 316" svg:d="M74 313c0 0 0-1-6-7-39-39-49-99-49-148 0-55 12-110 51-149 4-4 4-5 4-6 0-2-1-3-3-3-3 0-32 22-51 62-16 34-20 69-20 96 0 25 4 63 21 99 19 39 47 59 50 59 2 0 3-1 3-3z">
            <text:p/>
          </draw:path>
          <draw:path draw:style-name="gr23" draw:text-style-name="P4" draw:layer="layout" svg:width="0.097cm" svg:height="0.201cm" svg:x="2.669cm" svg:y="3.152cm" svg:viewBox="0 0 98 202" svg:d="M58 72h31c5 0 9 0 9-7 0-3-4-3-9-3h-28c11-45 13-51 13-53 0-6-4-9-9-9-1 0-10 0-13 11l-12 51h-31c-6 0-9 0-9 6 0 4 3 4 9 4h28c-23 90-24 95-24 100 0 18 12 30 29 30 33 0 51-47 51-49 0-3-3-3-4-3-3 0-3 1-5 4-13 34-31 41-42 41-6 0-9-5-9-15 0-8 0-10 2-15z">
            <text:p/>
          </draw:path>
          <draw:path draw:style-name="gr23" draw:text-style-name="P4" draw:layer="layout" svg:width="0.073cm" svg:height="0.315cm" svg:x="2.794cm" svg:y="3.113cm" svg:viewBox="0 0 74 316" svg:d="M74 158c0-24-3-62-21-98-19-39-47-60-50-60-2 0-3 1-3 3 0 1 0 2 6 8 31 31 49 81 49 147 0 54-11 110-51 150-4 4-4 5-4 5 0 2 1 3 3 3 3 0 32-21 51-62 17-34 20-69 20-96z">
            <text:p/>
          </draw:path>
        </draw:g>
        <draw:g>
          <svg:title>TexMaths</svg:title>
          <svg:desc>9§display§\bf{B}^{[I]}(t)§svg§600§FALSE§</svg:desc>
          <draw:polygon draw:style-name="gr22" draw:text-style-name="P11" draw:layer="layout" svg:width="0.912cm" svg:height="0.375cm" svg:x="1.797cm" svg:y="3.561cm" svg:viewBox="0 0 913 376" draw:points="456,376 0,376 0,0 913,0 913,376">
            <text:p/>
          </draw:polygon>
          <draw:path draw:style-name="gr23" draw:text-style-name="P4" draw:layer="layout" svg:width="0.226cm" svg:height="0.216cm" svg:x="1.809cm" svg:y="3.641cm" svg:viewBox="0 0 227 217" svg:d="M76 98v-83h58c32 0 38 25 38 40 0 24-16 43-47 43zM161 104c35-6 56-25 56-49 0-30-28-55-79-55h-138v15h35v188h-35v14h147c53 0 80-27 80-59 0-30-27-51-66-54zM134 203h-58v-93h62c6 0 21 0 31 14 11 13 11 31 11 34 0 4 0 45-46 45z">
            <text:p/>
          </draw:path>
          <draw:polygon draw:style-name="gr23" draw:text-style-name="P4" draw:layer="layout" svg:width="0.034cm" svg:height="0.221cm" svg:x="2.086cm" svg:y="3.561cm" svg:viewBox="0 0 35 222" draw:points="35,222 35,211 11,211 11,11 35,11 35,0 0,0 0,222">
            <text:p/>
          </draw:polygon>
          <draw:path draw:style-name="gr23" draw:text-style-name="P4" draw:layer="layout" svg:width="0.083cm" svg:height="0.151cm" svg:x="2.139cm" svg:y="3.575cm" svg:viewBox="0 0 84 152" svg:d="M59 12h25v-12c-11 1-30 1-41 1-13 0-31 0-43-1v12h25v128h-25v12c12 0 30 0 42 0s31 0 42 0v-12h-25z">
            <text:p/>
          </draw:path>
          <draw:polygon draw:style-name="gr23" draw:text-style-name="P4" draw:layer="layout" svg:width="0.034cm" svg:height="0.221cm" svg:x="2.241cm" svg:y="3.561cm" svg:viewBox="0 0 35 222" draw:points="35,0 0,0 0,11 24,11 24,211 0,211 0,222 35,222">
            <text:p/>
          </draw:polygon>
          <draw:path draw:style-name="gr23" draw:text-style-name="P4" draw:layer="layout" svg:width="0.073cm" svg:height="0.315cm" svg:x="2.353cm" svg:y="3.621cm" svg:viewBox="0 0 74 316" svg:d="M74 313c0 0 0-1-6-7-39-39-49-99-49-148 0-54 12-110 51-149 4-4 4-5 4-6 0-2-1-3-3-3-3 0-32 22-51 62-16 34-20 70-20 96 0 25 4 63 21 99 19 39 47 59 50 59 2 0 3 0 3-3z">
            <text:p/>
          </draw:path>
          <draw:path draw:style-name="gr23" draw:text-style-name="P4" draw:layer="layout" svg:width="0.114cm" svg:height="0.202cm" svg:x="2.451cm" svg:y="3.657cm" svg:viewBox="0 0 115 203" svg:d="M26 75v87c0 34 28 41 50 41 25 0 39-18 39-41v-17h-15v16c0 22-10 30-19 30-18 0-18-21-18-28v-88h46v-15h-46v-60h-15c-1 32-16 63-48 64v11z">
            <text:p/>
          </draw:path>
          <draw:path draw:style-name="gr23" draw:text-style-name="P4" draw:layer="layout" svg:width="0.073cm" svg:height="0.315cm" svg:x="2.604cm" svg:y="3.621cm" svg:viewBox="0 0 74 316" svg:d="M74 158c0-24-3-62-21-98-19-39-47-60-50-60-2 0-3 1-3 3 0 1 0 2 6 8 31 31 49 81 49 147 0 54-11 110-51 150-4 4-4 5-4 5 0 3 1 3 3 3 3 0 32-21 51-61 17-35 20-70 20-97z">
            <text:p/>
          </draw:path>
        </draw:g>
        <draw:g>
          <svg:title>TexMaths</svg:title>
          <svg:desc>9§display§\underline{B}^{[I] \times}(t)§svg§600§FALSE§</svg:desc>
          <draw:polygon draw:style-name="gr22" draw:text-style-name="P11" draw:layer="layout" svg:width="1.102cm" svg:height="0.382cm" svg:x="5.607cm" svg:y="3.302cm" svg:viewBox="0 0 1103 383" draw:points="552,383 0,383 0,0 1103,0 1103,383">
            <text:p/>
          </draw:polygon>
          <draw:path draw:style-name="gr23" draw:text-style-name="P4" draw:layer="layout" svg:width="0.226cm" svg:height="0.215cm" svg:x="5.62cm" svg:y="3.39cm" svg:viewBox="0 0 227 216" svg:d="M37 192c-2 12-3 14-28 14-6 0-9 0-9 7 0 3 3 3 9 3h113c50 0 88-37 88-68 0-23-19-41-49-45 32-6 66-29 66-59 0-24-21-44-59-44h-107c-6 0-9 0-9 6 0 4 3 4 8 4 1 0 7 0 13 1 5 0 8 0 8 5 0 1 0 2-1 6zM86 101l19-79c3-11 4-12 17-12h41c28 0 35 19 35 32 0 28-27 59-66 59zM71 206c-4 0-5 0-7 0-3 0-4 0-4-3 0-1 0-2 2-8l22-88h59c31 0 37 24 37 37 0 32-28 62-66 62z">
            <text:p/>
          </draw:path>
          <draw:polygon draw:style-name="gr23" draw:text-style-name="P4" draw:layer="layout" svg:width="0.255cm" svg:height="0.013cm" svg:x="5.607cm" svg:y="3.643cm" svg:viewBox="0 0 256 14" draw:points="128,14 0,14 0,0 256,0 256,14">
            <text:p/>
          </draw:polygon>
          <draw:polygon draw:style-name="gr23" draw:text-style-name="P4" draw:layer="layout" svg:width="0.034cm" svg:height="0.221cm" svg:x="5.893cm" svg:y="3.302cm" svg:viewBox="0 0 35 222" draw:points="35,222 35,211 11,211 11,11 35,11 35,0 0,0 0,222">
            <text:p/>
          </draw:polygon>
          <draw:path draw:style-name="gr23" draw:text-style-name="P4" draw:layer="layout" svg:width="0.104cm" svg:height="0.151cm" svg:x="5.948cm" svg:y="3.317cm" svg:viewBox="0 0 105 152" svg:d="M78 17c2-7 2-9 19-9 5 0 8 0 8-4 0-3-1-4-3-4-5 0-11 1-16 1-4 0-10 0-15 0h-15c-5 0-11-1-15-1-1 0-5 0-5 5 0 3 3 3 7 3 1 0 5 0 9 1 4 0 6 0 6 2s0 3-1 6l-30 117c-1 8-2 10-19 10-6 0-8 0-8 5 0 0 0 3 4 3 6 0 23-1 30-1h15c5 0 11 1 15 1 2 0 5 0 5-5 0-3-3-3-7-3-1 0-5 0-9-1-5 0-5-1-5-3 0-1 0-1 0-5z">
            <text:p/>
          </draw:path>
          <draw:polygon draw:style-name="gr23" draw:text-style-name="P4" draw:layer="layout" svg:width="0.034cm" svg:height="0.221cm" svg:x="6.071cm" svg:y="3.302cm" svg:viewBox="0 0 35 222" draw:points="35,0 0,0 0,11 24,11 24,211 0,211 0,222 35,222">
            <text:p/>
          </draw:polygon>
          <draw:path draw:style-name="gr23" draw:text-style-name="P4" draw:layer="layout" svg:width="0.119cm" svg:height="0.118cm" svg:x="6.175cm" svg:y="3.353cm" svg:viewBox="0 0 120 119" svg:d="M117 11c2-2 3-4 3-5 0-4-3-6-6-6-2 0-3 1-5 4l-49 48-49-49c-2-2-3-3-5-3-4 0-6 2-6 6 0 2 1 2 4 5l48 49-48 48c-4 3-4 4-4 6s2 5 6 5c2 0 2 0 5-3l49-49 50 51c2 1 3 1 4 1 3 0 6-2 6-5s-1-3-2-3c0-1-43-44-50-51z">
            <text:p/>
          </draw:path>
          <draw:path draw:style-name="gr23" draw:text-style-name="P4" draw:layer="layout" svg:width="0.073cm" svg:height="0.315cm" svg:x="6.38cm" svg:y="3.369cm" svg:viewBox="0 0 74 316" svg:d="M74 313c0 0 0-1-6-7-39-39-49-99-49-148 0-55 12-110 51-149 4-4 4-5 4-6 0-2-1-3-3-3-3 0-32 22-51 62-16 34-20 69-20 96 0 25 4 63 21 99 19 39 47 59 50 59 2 0 3-1 3-3z">
            <text:p/>
          </draw:path>
          <draw:path draw:style-name="gr23" draw:text-style-name="P4" draw:layer="layout" svg:width="0.097cm" svg:height="0.201cm" svg:x="6.479cm" svg:y="3.408cm" svg:viewBox="0 0 98 202" svg:d="M58 72h31c5 0 9 0 9-7 0-3-4-3-9-3h-28c11-45 13-51 13-53 0-6-4-9-9-9-1 0-10 0-13 11l-12 51h-31c-6 0-9 0-9 6 0 4 3 4 9 4h28c-23 90-24 95-24 100 0 18 12 30 29 30 33 0 51-47 51-49 0-3-3-3-4-3-3 0-3 1-5 4-13 34-31 41-42 41-6 0-9-5-9-15 0-8 0-10 2-15z">
            <text:p/>
          </draw:path>
          <draw:path draw:style-name="gr23" draw:text-style-name="P4" draw:layer="layout" svg:width="0.073cm" svg:height="0.315cm" svg:x="6.604cm" svg:y="3.369cm" svg:viewBox="0 0 74 316" svg:d="M74 158c0-24-3-62-21-98-19-39-47-60-50-60-2 0-3 1-3 3 0 1 0 2 6 8 31 31 49 81 49 147 0 54-11 110-51 150-4 4-4 5-4 5 0 2 1 3 3 3 3 0 32-21 51-62 17-34 20-69 20-96z">
            <text:p/>
          </draw:path>
        </draw:g>
        <draw:g>
          <svg:title>TexMaths</svg:title>
          <svg:desc>9§display§\bf{m}^{[I]}_{mt}§svg§600§FALSE§</svg:desc>
          <draw:polygon draw:style-name="gr22" draw:text-style-name="P11" draw:layer="layout" svg:width="0.645cm" svg:height="0.413cm" svg:x="3.829cm" svg:y="2.921cm" svg:viewBox="0 0 646 414" draw:points="323,414 0,414 0,0 646,0 646,414">
            <text:p/>
          </draw:polygon>
          <draw:path draw:style-name="gr23" draw:text-style-name="P4" draw:layer="layout" svg:width="0.281cm" svg:height="0.142cm" svg:x="3.843cm" svg:y="3.109cm" svg:viewBox="0 0 282 143" svg:d="M22 30v98h-22v15c9 0 28-1 40-1 13 0 31 1 40 1v-15h-22v-66c0-35 28-50 47-50 11 0 18 6 18 31v85h-21v15c8 0 27-1 39-1s31 1 40 1v-15h-22v-66c0-35 28-50 48-50 10 0 17 6 17 31v85h-22v15c9 0 28-1 41-1 12 0 31 1 39 1v-15h-21v-82c0-33-17-46-49-46-29 0-46 16-54 30-6-29-36-30-48-30-27 0-45 14-55 35v-35l-55 3v14c19 0 22 0 22 13z">
            <text:p/>
          </draw:path>
          <draw:polygon draw:style-name="gr23" draw:text-style-name="P4" draw:layer="layout" svg:width="0.034cm" svg:height="0.222cm" svg:x="4.162cm" svg:y="2.921cm" svg:viewBox="0 0 35 223" draw:points="35,223 35,211 11,211 11,11 35,11 35,0 0,0 0,223">
            <text:p/>
          </draw:polygon>
          <draw:path draw:style-name="gr23" draw:text-style-name="P4" draw:layer="layout" svg:width="0.083cm" svg:height="0.152cm" svg:x="4.215cm" svg:y="2.935cm" svg:viewBox="0 0 84 153" svg:d="M59 12h25v-12c-11 1-30 1-42 1s-30 0-42-1v12h25v128h-25v13c12-1 30-1 42-1s31 0 42 1v-13h-25z">
            <text:p/>
          </draw:path>
          <draw:polygon draw:style-name="gr23" draw:text-style-name="P4" draw:layer="layout" svg:width="0.034cm" svg:height="0.222cm" svg:x="4.317cm" svg:y="2.921cm" svg:viewBox="0 0 35 223" draw:points="35,0 0,0 0,11 24,11 24,211 0,211 0,223 35,223">
            <text:p/>
          </draw:polygon>
          <draw:path draw:style-name="gr23" draw:text-style-name="P4" draw:layer="layout" svg:width="0.215cm" svg:height="0.099cm" svg:x="4.147cm" svg:y="3.234cm" svg:viewBox="0 0 216 100" svg:d="M201 33c0-28-19-33-38-33-21 0-35 10-42 21-6-20-25-21-37-21-26 0-39 16-44 23v-23l-40 1v13c13 0 15 0 15 9v65h-15v12c0 0 18-1 29-1s29 1 29 1v-12h-15v-43c0-26 24-35 36-35 10 0 15 5 15 22v56h-15v12c0 0 18-1 29-1s29 1 29 1v-12h-15v-43c0-26 23-35 36-35 11 0 15 5 15 22v56h-15v12c0 0 18-1 29-1 10 0 28 1 29 1v-12h-15z">
            <text:p/>
          </draw:path>
          <draw:path draw:style-name="gr23" draw:text-style-name="P4" draw:layer="layout" svg:width="0.088cm" svg:height="0.142cm" svg:x="4.368cm" svg:y="3.193cm" svg:viewBox="0 0 89 143" svg:d="M48 55h37v-12h-37v-43h-13c-1 21-11 44-35 45v10h20v60c0 21 18 28 38 28 17 0 31-10 31-28v-12h-13v11c0 15-10 17-14 17-13 0-14-11-14-16z">
            <text:p/>
          </draw:path>
        </draw:g>
        <draw:g>
          <svg:title>TexMaths</svg:title>
          <svg:desc>9§display§\bf{h}_{ref}§svg§600§FALSE§</svg:desc>
          <draw:polygon draw:style-name="gr22" draw:text-style-name="P11" draw:layer="layout" svg:width="0.566cm" svg:height="0.267cm" svg:x="0.749cm" svg:y="5.133cm" svg:viewBox="0 0 567 268" draw:points="284,268 0,268 0,0 567,0 567,268">
            <text:p/>
          </draw:polygon>
          <draw:path draw:style-name="gr23" draw:text-style-name="P4" draw:layer="layout" svg:width="0.18cm" svg:height="0.219cm" svg:x="0.763cm" svg:y="5.133cm" svg:viewBox="0 0 181 220" svg:d="M22 205h-22v15c9-1 28-1 40-1 13 0 31 0 40 1v-15h-22v-66c0-35 28-51 47-51 11 0 18 8 18 31v86h-22v15c9-1 28-1 40-1s31 0 40 1v-15h-22v-82c0-33-17-45-49-45-30 0-47 18-54 31v-109l-56 3v14c19 0 22 0 22 12z">
            <text:p/>
          </draw:path>
          <draw:path draw:style-name="gr23" draw:text-style-name="P4" draw:layer="layout" svg:width="0.097cm" svg:height="0.099cm" svg:x="0.963cm" svg:y="5.301cm" svg:viewBox="0 0 98 100" svg:d="M42 53c0-20 9-41 29-43 0 1-3 4-3 10 0 9 6 15 15 15s15-6 15-15c0-12-12-20-26-20-17 0-27 11-33 24v-24l-39 1v13c13 0 15 0 15 9v65h-15v12c1 0 18-1 29-1 8 0 30 1 31 1v-12h-18z">
            <text:p/>
          </draw:path>
          <draw:path draw:style-name="gr23" draw:text-style-name="P4" draw:layer="layout" svg:width="0.113cm" svg:height="0.101cm" svg:x="1.078cm" svg:y="5.3cm" svg:viewBox="0 0 114 102" svg:d="M106 55c5 0 8 0 8-7 0-6-2-24-13-34-12-13-28-14-41-14-41 0-60 24-60 51 0 26 20 51 65 51 8 0 21-1 31-6 14-8 18-18 18-20 0-6-5-6-8-6s-5 0-6 4c-8 17-29 17-32 17-36 0-36-26-37-36zM31 45c0-8 1-35 30-35s30 26 31 35z">
            <text:p/>
          </draw:path>
          <draw:path draw:style-name="gr23" draw:text-style-name="P4" draw:layer="layout" svg:width="0.097cm" svg:height="0.154cm" svg:x="1.212cm" svg:y="5.245cm" svg:viewBox="0 0 98 155" svg:d="M45 69h29v-12h-30v-21c0-4 0-26 24-26 3 0 3 1 3 1 0 0 0 1-1 1-1 1-2 5-2 9 0 11 8 15 15 15s15-5 15-15-9-21-28-21c-26 0-51 11-51 35v22h-19v12h19v74h-15v12c0 0 18 0 28 0 9 0 31 0 32 0v-12h-19z">
            <text:p/>
          </draw:path>
        </draw:g>
        <draw:g>
          <svg:title>TexMaths</svg:title>
          <svg:desc>9§display§\bf{h}_{T}^{[I]}§svg§600§FALSE§</svg:desc>
          <draw:polygon draw:style-name="gr22" draw:text-style-name="P11" draw:layer="layout" svg:width="0.451cm" svg:height="0.424cm" svg:x="6.933cm" svg:y="4.528cm" svg:viewBox="0 0 452 425" draw:points="226,425 0,425 0,0 452,0 452,425">
            <text:p/>
          </draw:polygon>
          <draw:path draw:style-name="gr23" draw:text-style-name="P4" draw:layer="layout" svg:width="0.18cm" svg:height="0.219cm" svg:x="6.947cm" svg:y="4.639cm" svg:viewBox="0 0 181 220" svg:d="M22 205h-22v15c9 0 28 0 40 0 13 0 31 0 40 0v-15h-22v-66c0-35 28-50 47-50 11 0 18 7 18 31v85h-22v15c9 0 28 0 40 0s31 0 40 0v-15h-22v-82c0-33-17-45-49-45-30 0-47 18-54 31v-109l-56 3v14c19 0 22 0 22 13z">
            <text:p/>
          </draw:path>
          <draw:polygon draw:style-name="gr23" draw:text-style-name="P4" draw:layer="layout" svg:width="0.034cm" svg:height="0.222cm" svg:x="7.165cm" svg:y="4.528cm" svg:viewBox="0 0 35 223" draw:points="35,223 35,211 11,211 11,11 35,11 35,0 0,0 0,223">
            <text:p/>
          </draw:polygon>
          <draw:path draw:style-name="gr23" draw:text-style-name="P4" draw:layer="layout" svg:width="0.083cm" svg:height="0.152cm" svg:x="7.218cm" svg:y="4.542cm" svg:viewBox="0 0 84 153" svg:d="M59 12h25v-12c-11 1-30 1-42 1s-30 0-42-1v12h25v128h-25v13c12-1 30-1 42-1s31 0 42 1v-13h-25z">
            <text:p/>
          </draw:path>
          <draw:polygon draw:style-name="gr23" draw:text-style-name="P4" draw:layer="layout" svg:width="0.034cm" svg:height="0.222cm" svg:x="7.32cm" svg:y="4.528cm" svg:viewBox="0 0 35 223" draw:points="35,0 0,0 0,11 24,11 24,211 0,211 0,223 35,223">
            <text:p/>
          </draw:polygon>
          <draw:path draw:style-name="gr23" draw:text-style-name="P4" draw:layer="layout" svg:width="0.176cm" svg:height="0.149cm" svg:x="7.146cm" svg:y="4.803cm" svg:viewBox="0 0 177 150" svg:d="M171 0h-166l-5 53h14c3-24 5-41 38-41h20v126h-34v12c6-1 18-1 24-1 9 0 18 0 27 0s18 0 27 0c6 0 16 0 23 1v-12h-34v-126h20c33 0 36 17 38 41h14z">
            <text:p/>
          </draw:path>
        </draw:g>
        <draw:g>
          <svg:title>TexMaths</svg:title>
          <svg:desc>9§display§\bf{\dot{h}}_{T}^{[I]}§svg§600§FALSE§</svg:desc>
          <draw:polygon draw:style-name="gr22" draw:text-style-name="P11" draw:layer="layout" svg:width="0.451cm" svg:height="0.424cm" svg:x="7.893cm" svg:y="2.794cm" svg:viewBox="0 0 452 425" draw:points="226,425 0,425 0,0 452,0 452,425">
            <text:p/>
          </draw:polygon>
          <draw:path draw:style-name="gr23" draw:text-style-name="P4" draw:layer="layout" svg:width="0.049cm" svg:height="0.049cm" svg:x="7.969cm" svg:y="2.826cm" svg:viewBox="0 0 50 50" svg:d="M50 25c0-13-11-25-25-25-13 0-25 12-25 25 0 14 12 25 25 25 14 0 25-11 25-25z">
            <text:p/>
          </draw:path>
          <draw:path draw:style-name="gr23" draw:text-style-name="P4" draw:layer="layout" svg:width="0.18cm" svg:height="0.219cm" svg:x="7.907cm" svg:y="2.905cm" svg:viewBox="0 0 181 220" svg:d="M22 205h-22v15c9 0 28 0 40 0 13 0 31 0 40 0v-15h-22v-66c0-35 28-50 47-50 11 0 18 7 18 31v85h-22v15c9 0 28 0 40 0s31 0 40 0v-15h-22v-82c0-33-17-45-49-45-30 0-47 18-54 31v-109l-56 3v14c19 0 22 0 22 13z">
            <text:p/>
          </draw:path>
          <draw:polygon draw:style-name="gr23" draw:text-style-name="P4" draw:layer="layout" svg:width="0.034cm" svg:height="0.222cm" svg:x="8.125cm" svg:y="2.794cm" svg:viewBox="0 0 35 223" draw:points="35,223 35,211 11,211 11,11 35,11 35,0 0,0 0,223">
            <text:p/>
          </draw:polygon>
          <draw:path draw:style-name="gr23" draw:text-style-name="P4" draw:layer="layout" svg:width="0.083cm" svg:height="0.152cm" svg:x="8.178cm" svg:y="2.808cm" svg:viewBox="0 0 84 153" svg:d="M59 12h25v-12c-11 1-30 1-42 1s-30 0-42-1v12h25v128h-25v13c12-1 30-1 42-1s31 0 42 1v-13h-25z">
            <text:p/>
          </draw:path>
          <draw:polygon draw:style-name="gr23" draw:text-style-name="P4" draw:layer="layout" svg:width="0.034cm" svg:height="0.222cm" svg:x="8.28cm" svg:y="2.794cm" svg:viewBox="0 0 35 223" draw:points="35,0 0,0 0,11 24,11 24,211 0,211 0,223 35,223">
            <text:p/>
          </draw:polygon>
          <draw:path draw:style-name="gr23" draw:text-style-name="P4" draw:layer="layout" svg:width="0.176cm" svg:height="0.149cm" svg:x="8.106cm" svg:y="3.069cm" svg:viewBox="0 0 177 150" svg:d="M171 0h-166l-5 53h14c3-24 5-41 38-41h20v126h-34v12c6-1 18-1 24-1 9 0 18 0 27 0s18 0 27 0c6 0 16 0 23 1v-12h-34v-126h20c33 0 36 17 38 41h14z">
            <text:p/>
          </draw:path>
        </draw:g>
        <draw:g>
          <svg:title>TexMaths</svg:title>
          <svg:desc>9§display§\bf{\dot{h}}_{T}^{[I]}§svg§600§FALSE§</svg:desc>
          <draw:polygon draw:style-name="gr22" draw:text-style-name="P11" draw:layer="layout" svg:width="0.451cm" svg:height="0.424cm" svg:x="9.793cm" svg:y="1.894cm" svg:viewBox="0 0 452 425" draw:points="226,425 0,425 0,0 452,0 452,425">
            <text:p/>
          </draw:polygon>
          <draw:path draw:style-name="gr23" draw:text-style-name="P4" draw:layer="layout" svg:width="0.049cm" svg:height="0.049cm" svg:x="9.869cm" svg:y="1.926cm" svg:viewBox="0 0 50 50" svg:d="M50 25c0-13-11-25-25-25-13 0-25 12-25 25 0 14 12 25 25 25 14 0 25-11 25-25z">
            <text:p/>
          </draw:path>
          <draw:path draw:style-name="gr23" draw:text-style-name="P4" draw:layer="layout" svg:width="0.18cm" svg:height="0.219cm" svg:x="9.807cm" svg:y="2.005cm" svg:viewBox="0 0 181 220" svg:d="M22 205h-22v15c9 0 28 0 40 0 13 0 31 0 40 0v-15h-22v-66c0-35 28-50 47-50 11 0 18 7 18 31v85h-22v15c9 0 28 0 40 0s31 0 40 0v-15h-22v-82c0-33-17-45-49-45-30 0-47 18-54 31v-109l-56 3v14c19 0 22 0 22 13z">
            <text:p/>
          </draw:path>
          <draw:polygon draw:style-name="gr23" draw:text-style-name="P4" draw:layer="layout" svg:width="0.034cm" svg:height="0.222cm" svg:x="10.025cm" svg:y="1.894cm" svg:viewBox="0 0 35 223" draw:points="35,223 35,211 11,211 11,11 35,11 35,0 0,0 0,223">
            <text:p/>
          </draw:polygon>
          <draw:path draw:style-name="gr23" draw:text-style-name="P4" draw:layer="layout" svg:width="0.083cm" svg:height="0.152cm" svg:x="10.078cm" svg:y="1.908cm" svg:viewBox="0 0 84 153" svg:d="M59 12h25v-12c-11 1-30 1-42 1s-30 0-42-1v12h25v128h-25v13c12-1 30-1 42-1s31 0 42 1v-13h-25z">
            <text:p/>
          </draw:path>
          <draw:polygon draw:style-name="gr23" draw:text-style-name="P4" draw:layer="layout" svg:width="0.034cm" svg:height="0.222cm" svg:x="10.18cm" svg:y="1.894cm" svg:viewBox="0 0 35 223" draw:points="35,0 0,0 0,11 24,11 24,211 0,211 0,223 35,223">
            <text:p/>
          </draw:polygon>
          <draw:path draw:style-name="gr23" draw:text-style-name="P4" draw:layer="layout" svg:width="0.176cm" svg:height="0.149cm" svg:x="10.006cm" svg:y="2.169cm" svg:viewBox="0 0 177 150" svg:d="M171 0h-166l-5 53h14c3-24 5-41 38-41h20v126h-34v12c6-1 18-1 24-1 9 0 18 0 27 0s18 0 27 0c6 0 16 0 23 1v-12h-34v-126h20c33 0 36 17 38 41h14z">
            <text:p/>
          </draw:path>
        </draw:g>
        <draw:g>
          <svg:title>TexMaths</svg:title>
          <svg:desc>7§display§\int§svg§600§FALSE§</svg:desc>
          <draw:polygon draw:style-name="gr22" draw:text-style-name="P11" draw:layer="layout" svg:width="0.245cm" svg:height="0.546cm" svg:x="7.494cm" svg:y="3.695cm" svg:viewBox="0 0 246 547" draw:points="123,547 0,547 0,0 246,0 246,547">
            <text:p/>
          </draw:polygon>
          <draw:path draw:style-name="gr23" draw:text-style-name="P4" draw:layer="layout" svg:width="0.218cm" svg:height="0.546cm" svg:x="7.508cm" svg:y="3.695cm" svg:viewBox="0 0 219 547" svg:d="M12 536c8 0 12-6 12-12 0-8-6-12-12-12s-12 4-12 12c0 13 12 23 27 23 38 0 52-58 69-129 19-78 35-157 49-235 9-53 18-102 26-134 3-12 11-43 21-43 8 0 14 4 15 5-9 1-12 6-12 12 0 8 6 12 11 12 6 0 13-4 13-12 0-13-14-23-27-23-19 0-33 27-47 77 0 3-34 126-61 287-6 38-14 79-21 114-5 17-16 64-36 64-9 0-15-6-15-6z">
            <text:p/>
          </draw:path>
        </draw:g>
        <draw:g>
          <svg:title>TexMaths</svg:title>
          <svg:desc>9§display§\bf{h}_{ref}§svg§600§FALSE§</svg:desc>
          <draw:polygon draw:style-name="gr22" draw:text-style-name="P11" draw:layer="layout" svg:width="0.566cm" svg:height="0.267cm" svg:x="15.044cm" svg:y="6.324cm" svg:viewBox="0 0 567 268" draw:points="284,268 0,268 0,0 567,0 567,268">
            <text:p/>
          </draw:polygon>
          <draw:path draw:style-name="gr23" draw:text-style-name="P4" draw:layer="layout" svg:width="0.18cm" svg:height="0.219cm" svg:x="15.058cm" svg:y="6.324cm" svg:viewBox="0 0 181 220" svg:d="M22 205h-22v15c9-1 28-1 40-1 13 0 31 0 40 1v-15h-22v-66c0-35 28-51 47-51 11 0 18 8 18 31v86h-22v15c9-1 28-1 40-1s31 0 40 1v-15h-22v-82c0-33-17-45-49-45-30 0-47 18-54 31v-109l-56 3v14c19 0 22 0 22 12z">
            <text:p/>
          </draw:path>
          <draw:path draw:style-name="gr23" draw:text-style-name="P4" draw:layer="layout" svg:width="0.097cm" svg:height="0.099cm" svg:x="15.258cm" svg:y="6.492cm" svg:viewBox="0 0 98 100" svg:d="M42 53c0-20 9-41 29-43 0 1-3 4-3 10 0 9 6 15 15 15s15-6 15-15c0-12-12-20-26-20-17 0-27 11-33 24v-24l-39 1v13c13 0 15 0 15 9v65h-15v12c1 0 18-1 29-1 8 0 30 1 31 1v-12h-18z">
            <text:p/>
          </draw:path>
          <draw:path draw:style-name="gr23" draw:text-style-name="P4" draw:layer="layout" svg:width="0.113cm" svg:height="0.101cm" svg:x="15.373cm" svg:y="6.491cm" svg:viewBox="0 0 114 102" svg:d="M106 55c5 0 8 0 8-7 0-6-2-24-13-34-12-13-28-14-41-14-41 0-60 24-60 51 0 26 20 51 65 51 8 0 21-1 31-6 14-8 18-18 18-20 0-6-5-6-8-6s-5 0-6 4c-8 17-29 17-32 17-36 0-36-26-37-36zM31 45c0-8 1-35 30-35s30 26 31 35z">
            <text:p/>
          </draw:path>
          <draw:path draw:style-name="gr23" draw:text-style-name="P4" draw:layer="layout" svg:width="0.097cm" svg:height="0.154cm" svg:x="15.507cm" svg:y="6.436cm" svg:viewBox="0 0 98 155" svg:d="M45 69h29v-12h-30v-21c0-4 0-26 24-26 3 0 3 1 3 1 0 0 0 1-1 1-1 1-2 5-2 9 0 11 8 15 15 15s15-5 15-15-9-21-28-21c-26 0-51 11-51 35v22h-19v12h19v74h-15v12c0 0 18 0 28 0 9 0 31 0 32 0v-12h-19z">
            <text:p/>
          </draw:path>
        </draw:g>
        <draw:line draw:style-name="gr24" draw:text-style-name="P12" draw:layer="layout" svg:x1="17.266cm" svg:y1="2.464cm" svg:x2="17.52cm" svg:y2="2.46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puter Modern" svg:font-family="'Computer Moder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.4cm" fo:margin-right="0.4cm" fo:page-width="19.039cm" fo:page-height="6.8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5-10T15:10:02.010000000</dc:date>
    <meta:editing-duration>PT36M26S</meta:editing-duration>
    <meta:editing-cycles>8</meta:editing-cycles>
    <meta:generator>LibreOffice/6.0.3.2$Windows_X86_64 LibreOffice_project/8f48d515416608e3a835360314dac7e47fd0b821</meta:generator>
    <meta:document-statistic meta:object-count="161"/>
  </office:meta>
</office:document-meta>
</file>